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in" fo:margin-bottom="0in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officeooo:rsid="001a3821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user roles for <text:span text:style-name="T1">my</text:span> recruitment app:</text:p>
      <text:h text:style-name="Heading_20_3" text:outline-level="3"><text:span text:style-name="Strong_20_Emphasis">Administration Part</text:span></text:h>
      <text:list xml:id="list3732845631" text:style-name="L1">
        <text:list-item>
          <text:p text:style-name="P1"><text:span text:style-name="Strong_20_Emphasis">Administrateur</text:span></text:p>
          <text:list>
            <text:list-item>
              <text:p text:style-name="P2"><text:span text:style-name="Strong_20_Emphasis">Access</text:span>: Full access to manage everything.</text:p>
            </text:list-item>
            <text:list-item>
              <text:p text:style-name="P2"><text:span text:style-name="Strong_20_Emphasis">Responsibilities</text:span>:</text:p>
              <text:list>
                <text:list-item>
                  <text:p text:style-name="P2">Manages job postings.</text:p>
                </text:list-item>
                <text:list-item>
                  <text:p text:style-name="P2">Reviews and manages candidate applications.</text:p>
                </text:list-item>
                <text:list-item>
                  <text:p text:style-name="P2">Oversees platform settings and user permissions.</text:p>
                </text:list-item>
              </text:list>
            </text:list-item>
          </text:list>
        </text:list-item>
        <text:list-item>
          <text:p text:style-name="P1"><text:span text:style-name="Strong_20_Emphasis">Gestionnaire des Candidatures</text:span></text:p>
          <text:list>
            <text:list-item>
              <text:p text:style-name="P2"><text:span text:style-name="Strong_20_Emphasis">Access</text:span>: Limited to managing applications.</text:p>
            </text:list-item>
            <text:list-item>
              <text:p text:style-name="P2"><text:span text:style-name="Strong_20_Emphasis">Responsibilities</text:span>:</text:p>
              <text:list>
                <text:list-item>
                  <text:p text:style-name="P2">Reviews job applications.</text:p>
                </text:list-item>
                <text:list-item>
                  <text:p text:style-name="P1">Shortlists candidates and updates application statuses.</text:p>
                </text:list-item>
              </text:list>
            </text:list-item>
          </text:list>
        </text:list-item>
      </text:list>
      <text:h text:style-name="Heading_20_3" text:outline-level="3"><text:span text:style-name="Strong_20_Emphasis">Job Seeker Part</text:span></text:h>
      <text:list xml:id="list2880606997" text:style-name="L2">
        <text:list-item>
          <text:p text:style-name="P4"><text:span text:style-name="Strong_20_Emphasis">Candidat</text:span></text:p>
          <text:list>
            <text:list-item>
              <text:p text:style-name="P4"><text:span text:style-name="Strong_20_Emphasis">Access</text:span>: Can view and apply for job offers.</text:p>
            </text:list-item>
            <text:list-item>
              <text:p text:style-name="P4"><text:span text:style-name="Strong_20_Emphasis">Responsibilities</text:span>:</text:p>
              <text:list>
                <text:list-item>
                  <text:p text:style-name="P4">Creates a profile.</text:p>
                </text:list-item>
                <text:list-item>
                  <text:p text:style-name="P3">Submits applications for job offers.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6T10:49:02.020445960</meta:creation-date>
    <dc:date>2024-10-16T10:56:52.538995699</dc:date>
    <meta:editing-duration>PT7M51S</meta:editing-duration>
    <meta:editing-cycles>1</meta:editing-cycles>
    <meta:document-statistic meta:table-count="0" meta:image-count="0" meta:object-count="0" meta:page-count="1" meta:paragraph-count="19" meta:word-count="85" meta:character-count="559" meta:non-whitespace-character-count="509"/>
    <meta:generator>LibreOffice/7.3.7.2$Linux_X86_64 LibreOffice_project/30$Build-2</meta:generator>
  </office:meta>
</office:document-meta>
</file>